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5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blizzard_damage</text:p>
          </table:table-cell>
          <table:table-cell table:style-name="ce2"/>
          <table:table-cell office:value-type="string" table:style-name="ce2">
            <text:p>blizzard_chill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frost_shield</text:p>
          </table:table-cell>
          <table:table-cell table:number-columns-repeated="5" table:style-name="ce2"/>
          <table:table-cell office:value-type="string" table:style-name="ce2">
            <text:p>passive_ocean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ice_flower_dmg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blizzar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flower_of_i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ce_flower_restore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crashing_rocks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tidal_wave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office:value-type="string" table:style-name="ce2">
            <text:p>heart_of_magic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i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chill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burning_currents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chilling_tid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whirlpool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fast_frostb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rostb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rostball_chill</text:p>
          </table:table-cell>
          <table:table-cell table:number-columns-repeated="1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start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6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Kelvin</dc:creator>
    <meta:creation-date>2020-09-04T12:47:59Z</meta:creation-date>
    <dc:date>2020-11-23T15:11:32Z</dc:date>
    <meta:editing-cycles>20</meta:editing-cycles>
    <meta:editing-duration>PT1856S</meta:editing-duration>
  </office:meta>
</office:document-meta>
</file>